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551cm">
            <draw:object draw:notify-on-update-of-ranges="Sheet1.A2:Sheet1.A7 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53:52.289016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2:04:21.487990453</meta:creation-date>
    <dc:date>2018-01-24T12:02:54.071677293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end" svg:x="14.584cm" svg:y="3.952cm" style:legend-expansion="high" chart:style-name="ch2"/>
        <chart:plot-area chart:style-name="ch3" table:cell-range-address="Sheet1.A1:Sheet1.B7" chart:data-source-has-labels="both" svg:x="0.77cm" svg:y="0.855cm" svg:width="13.174cm" svg:height="7.545cm">
          <chartooo:coordinate-region svg:x="1.762cm" svg:y="0.855cm" svg:width="11.625cm" svg:height="6.89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7" chart:label-cell-address="Sheet1.A1:Sheet1.A1" chart:class="chart:bar">
            <chart:data-point chart:repeated="6"/>
          </chart:series>
          <chart:series chart:style-name="ch8" chart:values-cell-range-address="Sheet1.B2:Sheet1.B7" chart:label-cell-address="Sheet1.B1:Sheet1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A1:Sheet1.A1</svg:desc>
                </draw:g>
              </table:table-cell>
              <table:table-cell office:value-type="string">
                <text:p>c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Sheet1.A2:Sheet1.A7</svg:desc>
                </draw:g>
              </table:table-cell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